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 style:family="paragraph" style:parent-style-name="Standard">
      <style:paragraph-properties fo:text-align="justify" style:justify-single-word="false"/>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Liberation Serif"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style:font-name="Liberation Serif" fo:font-size="12pt" fo:font-style="italic" style:text-underline-style="none" fo:font-weight="bold" fo:background-color="#ffffff" style:font-size-asian="12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style:style>
    <style:style style:name="T1"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Liberation Seri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s://www.ndtv.com/business/jewelers-offer-discounts-on-gold-as-price-fall-propels-buying-1821790?amp=1&amp;akamai-rum=off</text:p>
      <text:p text:style-name="P2">March 09, 2018</text:p>
      <text:p text:style-name="P3">In the local market, gold was trading at 30,405 rupees per 10 grams.</text:p>
      <text:p text:style-name="P3">Gold was sold at a discount in India as demand remained subdued for a fourth straight week while buying in the rest of Asia picked up as prices fell for a third consecutive week.</text:p>
      <text:p text:style-name="P3">Dealers in India were offering a discount of up to $3 an ounce over official domestic prices, compared with a premium of $2 last week. The domestic price includes a 10 percent import tax.</text:p>
      <text:p text:style-name="P3">"Retail demand is very weak. Despite the correction in prices, consumers are showing little interest in buying," said Harshad Ajmera, the proprietor of JJ Gold House, a wholesaler in the eastern Indian city of Kolkata.</text:p>
      <text:p text:style-name="P3">In the local market, gold was trading at 30,405 rupees per 10 grams, after hitting a 15-month high of 30,839 rupees last month.</text:p>
      <text:p text:style-name="P3">India's gold imports in February dropped a quarter from a year ago to 63 tonnes as higher prices curtailed demand in the world's second-biggest consumer of bullion, provisional data from precious metals consultancy GFMS and bank dealers showed.</text:p>
      <text:p text:style-name="P3">Meanwhile in China, there was some good buying through the mid week, with gold selling at a premium of $6-$8 over benchmark rates this week, down slightly from $8-10 last week.</text:p>
      <text:p text:style-name="P3">Gold prices extended losses into a third session on Friday as the dollar strengthened against the yen on hopes of easing tensions between the United States and North Korea and ahead of U.S. non-farm payroll data later in the day.</text:p>
      <text:p text:style-name="P3">Benchmark spot gold prices have fallen for a third straight week.</text:p>
      <text:p text:style-name="P3">Premiums of 70 cents to a $1.20 were being charged in Hong Kong last week, while in Singapore, premiums were unchanged at the 80 cent level.</text:p>
      <text:p text:style-name="P3">"There was a pick up in demand when prices fell below $1,320 last week ... There is buying on dips and we expect prices to go down further, which should see some buying," said Ronald chief dealer at Lee Cheong Gold Dealers in Hong Kong.</text:p>
      <text:p text:style-name="P3">In Japan, premiums were unchanged from last week at 50 cents despite good demand.</text:p>
      <text:p text:style-name="P3">The demand in Japan was strong due to lower prices in Japanese yen terms, but have started to wane towards the end of the week, a Tokyo-based trader said.</text:p>
      <text:p text:style-name="P3"/>
      <text:p text:style-name="P3"/>
      <text:p text:style-name="P3"/>
      <text:p text:style-name="P3"/>
      <text:p text:style-name="P3"/>
      <text:p text:style-name="P1">http://www.timesnownews.com/amp/business-economy/companies/article/pnb-scam-sbi-loan-norms-made-more-stringent-for-gems-and-jewellery-sector/206863</text:p>
      <text:p text:style-name="P2">Mar 12, 2018</text:p>
      <text:p text:style-name="P3"/>
      <text:p text:style-name="P3"/>
      <text:p text:style-name="P3"/>
      <text:p text:style-name="P3"/>
      <text:p text:style-name="P3"/>
      <text:p text:style-name="P1">https://timesofindia.indiatimes.com/business/india-business/pnb-fraud-to-shrink-gems-jewellery-sector-by-16/articleshow/63102199.cms</text:p>
      <text:p text:style-name="P2">Feb 28, 2018</text:p>
      <text:p text:style-name="P7"><text:span text:style-name="T1">The sheer scale of operations of Mehul Choksi group and </text:span><text:span text:style-name="T2">Nirav Modi</text:span><text:span text:style-name="T1"> group would mean that their closure would have far reaching implications for the </text:span><text:span text:style-name="T2">gems</text:span><text:span text:style-name="T1"> and </text:span><text:span text:style-name="T2">jewellery</text:span><text:span text:style-name="T1"> industry. The absence of these two companies is expected to shrink turnover of the industry by 16% and reduce diamond and jewellery trade by 5-6%. Worst of all, defaults (non-performing assets) in this segment would rise to 30%.</text:span></text:p>
      <text:p text:style-name="P7"><text:span text:style-name="T1">According to a report by </text:span><text:span text:style-name="T2">Care Ratings</text:span><text:span text:style-name="T1"> chief economist Madan Sabnavis, </text:span><text:span text:style-name="T2">Firestar Diamonds</text:span><text:span text:style-name="T1"> </text:span><text:soft-page-break/><text:span text:style-name="T1">reported a stand-alone revenue of Rs 1,581 crore and Rs 1,945 crore in 2014-15 and 2015-16 respectively. </text:span><text:span text:style-name="T2">Gitanjali Gems</text:span><text:span text:style-name="T1"> reported Rs 7,157 crore and Rs 10,750 crore during the same period. “With these two companies now being closed, the 2015-16 sales would be lower at Rs 66,237 crore, thus reducing the size by 16%,” the report said.</text:span></text:p>
      <text:p text:style-name="P3">Bank loans to the gems and jewellery sector as of December 2017 is Rs 69,000 crore. This constitutes about 1% of Rs 73 lakh crore — which is gross bank credit. These two companies have borrowings of around Rs 16,000-17,000 crore. This does not include the Rs 13,000 crore of loans taken against letters of undertaking (LoUs). Taken together, the overall gross NPA ratio for this sector and stressed assets according to RBI data for September 2017 would work out to around 30%.</text:p>
      <text:p text:style-name="P3">The gems and jewellery retail market in India is estimated to be at Rs 3,90,000 crore, out of which 30% are formal retailers. Firestar Diamonds (or “Nirav Modi” — the brand) derived most of its revenue from its diamond cutting and polishing business. The company was also involved in designing and manufacturing of premium-end stone and diamond studded jewellery. Gitanjali Gems was present in both import-export of gold and studded jewellery, and retail jewellery business in 200 cities in India and top markets abroad.</text:p>
      <text:p text:style-name="P3">The recent development is expected to impact the export-import in value terms. Gitanjali Gems and Firestar Diamonds together accounted for 5.8% of the diamond and jewellery trade in value terms in 2015-16. The shutdown of the two companies would have an impact of 5-6% on the diamond and jewellery foreign trade in value terms over the next year i.e. 2018-19.</text:p>
      <text:p text:style-name="P3"/>
      <text:p text:style-name="P3"/>
      <text:p text:style-name="P3"/>
      <text:p text:style-name="P3"/>
      <text:p text:style-name="P3"/>
      <text:p text:style-name="P1">https://m.economictimes.com/industry/banking/finance/banking/nirav-modi-scam-threatens-to-stymie-borrowing-firepower-of-jewellers/amp_articleshow/63326507.cms</text:p>
      <text:p text:style-name="P2">Mar 16, 2018</text:p>
      <text:p text:style-name="P3">If Firestar and Choksi’s Gitanjali Group fail, sales will drop by 16 percent across India’s jewelry industry, putting in jeopardy as many as 11,000 jobs, Care Ratings Ltd. said on Feb. 27.</text:p>
      <text:p text:style-name="P3">Turnover at Firestar International totaled 52 billion rupees ($800 million) in the year ended March 2017, more than double the 21.8 billion rupees reported in 2010-11, according to data from the Ministry of Corporate Affairs. Choksi’s Gitanjali Gems Ltd., founded in 1966 by his grandfather in the western city of Surat, also experienced a meteoric rise.</text:p>
      <text:p text:style-name="P3">From a market capitalization of 9.9 billion rupees on its Mumbai stock exchange debut in 2006, Gitanjali had a value of 58 billion rupees, 70 brands, and more than 4,000 retail outlets worldwide at its peak seven years later. Now, it’s worth just 1.6 billion rupees following an eight-week share-price slide.</text:p>
      <text:p text:style-name="P3"/>
      <text:p text:style-name="P3"/>
      <text:p text:style-name="P3"/>
      <text:p text:style-name="P3"/>
      <text:p text:style-name="P3"/>
      <text:p text:style-name="P1">https://www.thenewsminute.com/article/explainer-why-nathella-one-chennais-leading-jewelers-under-scanner-again-78433?amp</text:p>
      <text:p text:style-name="P2">March 24, 2018</text:p>
      <text:p text:style-name="P3"/>
      <text:p text:style-name="P3"/>
      <text:p text:style-name="P3"/>
      <text:p text:style-name="P3"/>
      <text:p text:style-name="P3"/>
      <text:p text:style-name="P1">https://www.ndtv.com/india-news/antique-jewellery-exclusive-paintings-raids-at-nirav-modis-<text:soft-page-break/>mumbai-home-1828232?amp=1&amp;akamai-rum=off</text:p>
      <text:p text:style-name="P2">March 24, 2018</text:p>
      <text:p text:style-name="P3"/>
      <text:p text:style-name="P3"/>
      <text:p text:style-name="P3"/>
      <text:p text:style-name="P3"/>
      <text:p text:style-name="P3"/>
      <text:p text:style-name="P1">https://economictimes.indiatimes.com/industry/banking/finance/banking/banks-face-triple-whammy-nirav-modi-npas-rising-yields/articleshow/63461174.cms</text:p>
      <text:p text:style-name="P6">Mar 26, 2018</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it </meta:initial-creator>
    <meta:creation-date>2018-03-26T13:56:40</meta:creation-date>
    <dc:date>2018-03-26T15:57:40</dc:date>
    <dc:creator>niit </dc:creator>
    <meta:editing-duration>PT1H13M9S</meta:editing-duration>
    <meta:editing-cycles>4</meta:editing-cycles>
    <meta:generator>LibreOffice/3.5$Linux_x86 LibreOffice_project/350m1$Build-2</meta:generator>
    <meta:document-statistic meta:table-count="0" meta:image-count="0" meta:object-count="0" meta:page-count="3" meta:paragraph-count="35" meta:word-count="903" meta:character-count="6171" meta:non-whitespace-character-count="5303"/>
  </office:meta>
</office:document-meta>
</file>